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ReaderSampler.MailReader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ilReaderSampler.g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isStoreMim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NumMessages( String num_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StoreMimeMessage( boolean storeMim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appendMessageAsMime( StringBuffer cdata ,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ReaderSampler.setServerType( String serv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DeleteMessages( boolean de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appendMessageData( StringBuffer cdata , Message messag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ailReaderSampler.getServ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getDelete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getNumMessage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NumMessages( int num_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getNum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ample( Entry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MailReaderSampler.setServer( String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ReaderSampler.setFolder( String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